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WebHandlerTests.noPathWithinHandlerMappi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WebHandlerTests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WebHandlerTests.initAllowe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WebHandlerTests.partialContentByteRangeLarge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initAllowedLocationsWithExplici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WebHandlerTests.resourceLastModifiedDate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WebHandlerTests.filterNonExistin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setPathWithinHandlerMapping( ServerWebExchange exchang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WebHandlerTests.directoryInJa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getResourceWithHtml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WebHandlerTests.partialContentMultipleByteR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sourceWebHandlerTests.resolvePathWithTraversal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WebHandlerTests.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unsupported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WebHandlerTests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WebHandlerTests.missing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testResolvePathWithTraversal( HttpMethod httpMethod , String requestPath , Resource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testInvalidPath( String requestPath , ResourceWeb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getResourceFromSub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WebHandlerTests.resourceNotFound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WebHandlerTests.getResourceHttp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WebHandlerTests.partialContentSuffix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partialContentSuffixRangeLarg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http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WebHandlerTests.getResourceWithFullPathAs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getResourceFromSubDirectoryOfAltern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WebHandlerTests.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WebHandlerTests.getResourceFrom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WebHandlerTests.ignor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WebHandlerTests.doOverwriteExistingCacheContro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WebHandlerTests.resourceLastModified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WebHandlerTests.getResourceWithRegistere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assertResponseBody( MockServerWebExchange exchange , String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WebHandlerTests.getMediaTypeWithFavorPathExtension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WebHandlerTests.partialContentByteRangeNo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getResourceNo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WebHandlerTests.getVersion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WebHandlerTests.getResourceHttp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WebHandlerTests.getResourceFromAltern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Web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WebHandlerTests.partialContent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WebHandlerTests.invali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sourceWebHandlerTests.setBestMachingPattern( ServerWebExchange exchang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WebHandlerTests.partialContentInvalidRan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